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16.549cm"/>
    </style:style>
    <style:style style:name="co11" style:family="table-column">
      <style:table-column-properties fo:break-before="auto" style:column-width="3.413cm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82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2.902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9" table:default-cell-style-name="ce15"/>
        <table:table-column table:style-name="co10" table:default-cell-style-name="ce23"/>
        <table:table-column table:style-name="co11" table:default-cell-style-name="ce23"/>
        <table:table-column table:style-name="co6" table:number-columns-repeated="1020" table:default-cell-style-name="ce23"/>
        <table:table-row table:style-name="ro4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9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10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the drive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9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9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4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4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7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9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11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0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70">
            <text:p>2070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reate item with multi-pics in the same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2110">
            <text:p>211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4">
          <table:table-cell office:value-type="float" office:value="2120">
            <text:p>2120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4">
          <table:table-cell office:value-type="float" office:value="2130">
            <text:p>213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210">
            <text:p>221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4">
          <table:table-cell office:value-type="float" office:value="2220">
            <text:p>2220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4">
          <table:table-cell office:value-type="float" office:value="2301">
            <text:p>2301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4">
          <table:table-cell office:value-type="float" office:value="2310">
            <text:p>23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4">
          <table:table-cell office:value-type="float" office:value="2330">
            <text:p>233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10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Drive</text:p>
          </table:table-cell>
          <table:table-cell office:value-type="string">
            <text:p>connect to drive via SFTP and upload some files</text:p>
          </table:table-cell>
          <table:table-cell table:number-columns-repeated="1021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5" table:number-columns-repeated="1021"/>
        </table:table-row>
        <table:table-row table:style-name="ro4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5" table:number-columns-repeated="1021"/>
        </table:table-row>
        <table:table-row table:style-name="ro4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5" table:number-columns-repeated="1021"/>
        </table:table-row>
        <table:table-row table:style-name="ro10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fallback to default plan when current plan is outdated</text:p>
          </table:table-cell>
          <table:table-cell table:style-name="ce25" table:number-columns-repeated="1021"/>
        </table:table-row>
        <table:table-row table:style-name="ro10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live in DB a new dedicated plan with php/myadmin and assign it to a user</text:p>
          </table:table-cell>
          <table:table-cell table:style-name="ce25" table:number-columns-repeated="1021"/>
        </table:table-row>
        <table:table-row table:style-name="ro9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5" table:number-columns-repeated="1021"/>
        </table:table-row>
        <table:table-row table:style-name="ro4">
          <table:table-cell table:style-name="ce13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5" table:number-columns-repeated="1021"/>
        </table:table-row>
        <table:table-row table:style-name="ro10">
          <table:table-cell table:style-name="ce13"/>
          <table:covered-table-cell table:style-name="ce19"/>
          <table:table-cell table:style-name="Default" office:value-type="string">
            <text:p>Check browser version. Warning displayed if not Firefox 81 or greater.</text:p>
          </table:table-cell>
          <table:table-cell table:style-name="ce25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2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 ?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3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6" office:value-type="string">
            <text:p>perform and restore global backup</text:p>
          </table:table-cell>
          <table:table-cell table:number-columns-repeated="1021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6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/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keep full conversation available even if logout/login or change page</text:p>
          </table:table-cell>
          <table:table-cell table:number-columns-repeated="1021"/>
        </table:table-row>
        <table:table-row table:style-name="ro4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03/12/2020</text:date>, <text:time>21:1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2-03T21:12:07</dc:date>
    <dc:creator>Laurent ML</dc:creator>
    <meta:editing-duration>P27DT16H44M23S</meta:editing-duration>
    <meta:editing-cycles>136</meta:editing-cycles>
    <meta:generator>OpenOffice/4.1.7$Unix OpenOffice.org_project/417m1$Build-9800</meta:generator>
    <meta:document-statistic meta:table-count="3" meta:cell-count="215" meta:object-count="0"/>
  </office:meta>
</office:document-meta>
</file>